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00309F1C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4.25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outline1">
      <style:graphic-properties fo:min-height="13.609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title">
      <style:graphic-properties fo:min-height="3.506cm"/>
    </style:style>
    <style:style style:name="pr7" style:family="presentation" style:parent-style-name="Default-outline1">
      <style:graphic-properties draw:stroke="none" draw:fill="none" fo:min-height="1.268cm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style:text-properties fo:font-size="32pt"/>
    </style:style>
    <style:style style:name="P3" style:family="paragraph">
      <style:text-properties fo:font-style="italic" style:font-style-asian="italic" style:font-style-complex="italic"/>
    </style:style>
    <style:style style:name="P4" style:family="paragraph">
      <style:text-properties fo:font-size="20pt"/>
    </style:style>
    <style:style style:name="P5" style:family="paragraph">
      <style:text-properties style:font-name="Liberation Mono" fo:font-size="24pt" style:font-size-asian="24pt" style:font-size-complex="24pt"/>
    </style:style>
    <style:style style:name="P6" style:family="paragraph">
      <style:text-properties fo:font-size="24pt" style:font-size-asian="24pt" style:font-size-complex="2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32pt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font-name="Liberation Mono" fo:font-size="24pt" style:font-size-asian="24pt" style:font-size-complex="24pt"/>
    </style:style>
    <style:style style:name="T6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4.6cm" presentation:class="title" presentation:user-transformed="true">
          <draw:text-box>
            <text:p><text:span text:style-name="T1">Testing Kernel GFX Drivers</text:span></text:p>
          </draw:text-box>
        </draw:frame>
        <draw:frame presentation:style-name="pr2" draw:text-style-name="P2" draw:layer="layout" svg:width="25.199cm" svg:height="4.259cm" svg:x="1.401cm" svg:y="8.741cm" presentation:class="subtitle" presentation:user-transformed="true">
          <draw:text-box>
            <text:p><text:span text:style-name="T2">Daniel Vetter, Intel OTC</text:span></text:p>
            <text:p><text:span text:style-name="T2">FOSDEM 2014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>
            <draw:text-box>
              <text:p>meh</text:p>
            </draw:text-box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3.506cm" svg:x="1.4cm" svg:y="7.437cm" presentation:class="title" presentation:user-transformed="true">
          <draw:text-box>
            <text:p text:style-name="P3"><text:span text:style-name="T3">„</text:span><text:span text:style-name="T3">No. 1 contributor of</text:span><text:span text:style-name="T3"><text:line-break/></text:span><text:span text:style-name="T3">kernel regressions.“</text:span></text:p>
          </draw:text-box>
        </draw:frame>
        <draw:frame presentation:style-name="pr4" draw:layer="layout" svg:width="25.199cm" svg:height="5cm" svg:x="1.4cm" svg:y="8.8cm" presentation:class="outline" presentation:user-transformed="true">
          <draw:text-box>
            <text:list text:style-name="L3">
              <text:list-header>
                <text:p><text:span text:style-name="T4"/>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3.506cm" svg:x="1.4cm" svg:y="7.437cm" presentation:class="title" presentation:user-transformed="true">
          <draw:text-box>
            <text:p text:style-name="P3"><text:span text:style-name="T3">„</text:span><text:span text:style-name="T3">No test suite is worse</text:span><text:span text:style-name="T3"><text:line-break/></text:span><text:span text:style-name="T3">than no test suite.“</text:span></text:p>
          </draw:text-box>
        </draw:frame>
        <draw:frame presentation:style-name="pr4" draw:layer="layout" svg:width="25.199cm" svg:height="5cm" svg:x="1.4cm" svg:y="8.8cm" presentation:class="outline" presentation:user-transformed="true">
          <draw:text-box>
            <text:list text:style-name="L3">
              <text:list-header>
                <text:p><text:span text:style-name="T4"/></text:p>
                <text:p/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overview<text:tab/></text:p>
          </draw:text-box>
        </draw:frame>
        <draw:frame presentation:style-name="pr4" draw:layer="layout" svg:width="25.199cm" svg:height="9.973cm" svg:x="1.4cm" svg:y="8.8cm" presentation:class="outline" presentation:user-transformed="true">
          <draw:text-box>
            <text:list text:style-name="L3">
              <text:list-item>
                <text:p>process changes</text:p>
              </text:list-item>
              <text:list-item>
                <text:p>test infrastructure</text:p>
              </text:list-item>
              <text:list-item>
                <text:p>testing techniqu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rolling -next branch</text:p>
          </draw:text-box>
        </draw:frame>
        <draw:frame presentation:style-name="pr4" draw:layer="layout" svg:width="25.199cm" svg:height="9.973cm" svg:x="1.4cm" svg:y="8.8cm" presentation:class="outline" presentation:user-transformed="true">
          <draw:text-box>
            <text:list text:style-name="L3">
              <text:list-item>
                <text:p>no patch build-up and manager pressure</text:p>
              </text:list-item>
              <text:list-item>
                <text:p>new tag every 2 weeks</text:p>
              </text:list-item>
              <text:list-item>
                <text:p>delay for QA before pull request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tests are integral</text:p>
          </draw:text-box>
        </draw:frame>
        <draw:frame presentation:style-name="pr4" draw:layer="layout" svg:width="25.199cm" svg:height="9.973cm" svg:x="1.4cm" svg:y="8.8cm" presentation:class="outline" presentation:user-transformed="true">
          <draw:text-box>
            <text:list text:style-name="L3">
              <text:list-item>
                <text:p>extensive userspace interface tests</text:p>
              </text:list-item>
              <text:list-item>
                <text:p>often done as part of the review</text:p>
              </text:list-item>
              <text:list-item>
                <text:p>bug driven testing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testing infrastructure</text:p>
          </draw:text-box>
        </draw:frame>
        <draw:frame presentation:style-name="pr4" draw:layer="layout" svg:width="25.199cm" svg:height="10.773cm" svg:x="1.4cm" svg:y="8.6cm" presentation:class="outline" presentation:user-transformed="true">
          <draw:text-box>
            <text:list text:style-name="L3">
              <text:list-item>
                <text:p>piglit as testrunner</text:p>
              </text:list-item>
              <text:list-item>
                <text:p>dmesg capture, timeout, testrun restart ..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i-g-t infrastructure</text:p>
          </draw:text-box>
        </draw:frame>
        <draw:frame presentation:style-name="pr4" draw:layer="layout" svg:width="25.199cm" svg:height="9.973cm" svg:x="1.4cm" svg:y="8.8cm" presentation:class="outline" presentation:user-transformed="true">
          <draw:text-box>
            <text:list text:style-name="L3">
              <text:list-item>
                <text:p>ioctl wrappers</text:p>
              </text:list-item>
              <text:list-item>
                <text:p>NIH testing framework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i-g-t subtests</text:p>
          </draw:text-box>
        </draw:frame>
        <draw:frame draw:style-name="gr2" draw:text-style-name="P5" draw:layer="layout" svg:width="18.242cm" svg:height="15.627cm" svg:x="4.3cm" svg:y="4.4cm">
          <draw:text-box>
            <text:p text:style-name="P5"><text:span text:style-name="T5">igt_main {</text:span></text:p>
            <text:p text:style-name="P5"><text:span text:style-name="T5"><text:tab/></text:span><text:span text:style-name="T5">igt_fixture {</text:span></text:p>
            <text:p text:style-name="P5"><text:span text:style-name="T5"><text:tab/></text:span><text:span text:style-name="T5"><text:tab/></text:span><text:span text:style-name="T5">...</text:span></text:p>
            <text:p text:style-name="P5"><text:span text:style-name="T5"><text:tab/></text:span><text:span text:style-name="T5">}</text:span></text:p>
            <text:p text:style-name="P5"><text:span text:style-name="T5"/></text:p>
            <text:p text:style-name="P5"><text:span text:style-name="T5"><text:tab/></text:span><text:span text:style-name="T5">igt_subtest(„basic“) {</text:span></text:p>
            <text:p text:style-name="P5"><text:span text:style-name="T5"><text:tab/></text:span><text:span text:style-name="T5"><text:tab/></text:span><text:span text:style-name="T5">...</text:span></text:p>
            <text:p text:style-name="P5"><text:span text:style-name="T5"><text:tab/></text:span><text:span text:style-name="T5">}</text:span></text:p>
            <text:p text:style-name="P5"><text:span text:style-name="T5"/></text:p>
            <text:p text:style-name="P5"><text:span text:style-name="T5"><text:tab/></text:span><text:span text:style-name="T5">for (ring) {</text:span></text:p>
            <text:p text:style-name="P5"><text:span text:style-name="T5"><text:tab/></text:span><text:span text:style-name="T5"><text:tab/></text:span><text:span text:style-name="T5">igt_subtest_f(„per-%s, ring) {</text:span></text:p>
            <text:p text:style-name="P5"><text:span text:style-name="T5"><text:tab/></text:span><text:span text:style-name="T5"><text:tab/></text:span><text:span text:style-name="T5"><text:tab/></text:span><text:span text:style-name="T5">igt_require(ring);</text:span></text:p>
            <text:p text:style-name="P5"><text:span text:style-name="T5"><text:tab/></text:span><text:span text:style-name="T5"><text:tab/></text:span><text:span text:style-name="T5"><text:tab/></text:span><text:span text:style-name="T5">...</text:span></text:p>
            <text:p text:style-name="P5"><text:span text:style-name="T5"><text:tab/></text:span><text:span text:style-name="T5"><text:tab/></text:span><text:span text:style-name="T5">}</text:span></text:p>
            <text:p text:style-name="P5"><text:span text:style-name="T5"><text:tab/></text:span><text:span text:style-name="T5">}</text:span></text:p>
            <text:p text:style-name="P5"><text:span text:style-name="T5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i-g-t subtests</text:p>
          </draw:text-box>
        </draw:frame>
        <draw:frame presentation:style-name="pr4" draw:layer="layout" svg:width="25.199cm" svg:height="9.973cm" svg:x="1.4cm" svg:y="8.8cm" presentation:class="outline" presentation:user-transformed="true">
          <draw:text-box>
            <text:list text:style-name="L3">
              <text:list-item>
                <text:p>igt_require, igt_skip_on, igt_assert ....</text:p>
              </text:list-item>
              <text:list-item>
                <text:p>also work with simple tests: igt_simple_main</text:p>
              </text:list-item>
              <text:list-item>
                <text:p>uses setjmp/longjmp ...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i-g-t fork helpers</text:p>
          </draw:text-box>
        </draw:frame>
        <draw:frame presentation:style-name="pr4" draw:layer="layout" svg:width="25.199cm" svg:height="9.973cm" svg:x="1.4cm" svg:y="8.8cm" presentation:class="outline" presentation:user-transformed="true">
          <draw:text-box>
            <text:list text:style-name="L3">
              <text:list-item>
                <text:p>forking test children, rethrows igt_assert</text:p>
              </text:list-item>
              <text:list-item>
                <text:p>forking background helpers</text:p>
              </text:list-item>
              <text:list-item>
                <text:p>handles glibc fork() vs. raise() race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i-g-t fork helpers</text:p>
          </draw:text-box>
        </draw:frame>
        <draw:frame draw:style-name="gr2" draw:text-style-name="P5" draw:layer="layout" svg:width="17.5cm" svg:height="12.744cm" svg:x="4.3cm" svg:y="4.4cm">
          <draw:text-box>
            <text:p text:style-name="P5"><text:span text:style-name="T5">igt_fork_helper(&amp;helper_proc) {</text:span></text:p>
            <text:p text:style-name="P5"><text:span text:style-name="T5"><text:tab/></text:span><text:span text:style-name="T5">...</text:span></text:p>
            <text:p text:style-name="P5"><text:span text:style-name="T5"><text:tab/></text:span><text:span text:style-name="T5">/* do nasty background stuff */</text:span></text:p>
            <text:p text:style-name="P5"><text:span text:style-name="T5">}</text:span></text:p>
            <text:p text:style-name="P5"><text:span text:style-name="T5"/></text:p>
            <text:p text:style-name="P5"><text:span text:style-name="T5">igt_fork (childid, 8) {</text:span></text:p>
            <text:p text:style-name="P5"><text:span text:style-name="T5"><text:tab/></text:span><text:span text:style-name="T5">ret = do_test(childid);</text:span></text:p>
            <text:p text:style-name="P5"><text:span text:style-name="T5"><text:tab/></text:span><text:span text:style-name="T5">igt_assert(ret == 0);</text:span></text:p>
            <text:p text:style-name="P5"><text:span text:style-name="T5">}</text:span></text:p>
            <text:p text:style-name="P5"><text:span text:style-name="T5"/></text:p>
            <text:p text:style-name="P5"><text:span text:style-name="T5">igt_waitchildren();</text:span></text:p>
            <text:p text:style-name="P5"><text:span text:style-name="T5"/></text:p>
            <text:p text:style-name="P5"><text:span text:style-name="T5">igt_stop_helper(&amp;helper_proc);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i-g-t exit handlers</text:p>
          </draw:text-box>
        </draw:frame>
        <draw:frame presentation:style-name="pr4" draw:layer="layout" svg:width="25.199cm" svg:height="9.973cm" svg:x="1.4cm" svg:y="8.8cm" presentation:class="outline" presentation:user-transformed="true">
          <draw:text-box>
            <text:list text:style-name="L3">
              <text:list-item>
                <text:p>mostly used internally</text:p>
              </text:list-item>
              <text:list-item>
                <text:p>works together with fork helpers</text:p>
              </text:list-item>
              <text:list-item>
                <text:p>e.g. internal helper processes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i-g-t boilerplate removal</text:p>
          </draw:text-box>
        </draw:frame>
        <draw:frame presentation:style-name="pr4" draw:layer="layout" svg:width="25.199cm" svg:height="9.973cm" svg:x="1.4cm" svg:y="7.2cm" presentation:class="outline" presentation:user-transformed="true">
          <draw:text-box>
            <text:list text:style-name="L3">
              <text:list-item>
                <text:p>kernel modesetting helpers</text:p>
              </text:list-item>
              <text:list-item>
                <text:p>debugfs/sysfs access</text:p>
              </text:list-item>
              <text:list-item>
                <text:p>option parsing</text:p>
              </text:list-item>
              <text:list-item>
                <text:p>...</text:p>
                <text:p/>
              </text:list-item>
            </text:list>
          </draw:text-box>
        </draw:frame>
        <draw:frame presentation:style-name="pr7" draw:layer="layout" svg:width="1.702cm" svg:height="1.518cm" svg:x="0.34cm" svg:y="10.962cm">
          <draw:text-box>
            <text:p/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in-kernel infrastructure</text:p>
          </draw:text-box>
        </draw:frame>
        <draw:frame presentation:style-name="pr4" draw:layer="layout" svg:width="25.199cm" svg:height="9.973cm" svg:x="1.4cm" svg:y="8.8cm" presentation:class="outline" presentation:user-transformed="true">
          <draw:text-box>
            <text:list text:style-name="L3">
              <text:list-item>
                <text:p>modeset state checker</text:p>
              </text:list-item>
              <text:list-item>
                <text:p>output routing state</text:p>
              </text:list-item>
              <text:list-item>
                <text:p>new: pipe configuration tracking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modeset state checker</text:p>
          </draw:text-box>
        </draw:frame>
        <draw:frame presentation:style-name="pr4" draw:layer="layout" svg:width="25.199cm" svg:height="9.973cm" svg:x="1.4cm" svg:y="8.8cm" presentation:class="outline" presentation:user-transformed="true">
          <draw:text-box>
            <text:list text:style-name="L3">
              <text:list-item>
                <text:p>hardware state readout, for fastboot</text:p>
              </text:list-item>
              <text:list-item>
                <text:p>state pre-computation, for atomic modeset</text:p>
              </text:list-item>
              <text:list-item>
                <text:p>add cross checking, for pure gold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testing techniques</text:p>
          </draw:text-box>
        </draw:frame>
        <draw:frame presentation:style-name="pr4" draw:layer="layout" svg:width="25.199cm" svg:height="9.973cm" svg:x="1.4cm" svg:y="8.8cm" presentation:class="outline" presentation:user-transformed="true">
          <draw:text-box>
            <text:list text:style-name="L3">
              <text:list-item>
                <text:p>error path testing with signals</text:p>
              </text:list-item>
              <text:list-item>
                <text:p>prefault disabling, force slowpaths in debugfs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display CRCs</text:p>
          </draw:text-box>
        </draw:frame>
        <draw:frame presentation:style-name="pr4" draw:layer="layout" svg:width="25.199cm" svg:height="9.973cm" svg:x="1.4cm" svg:y="7.2cm" presentation:class="outline" presentation:user-transformed="true">
          <draw:text-box>
            <text:list text:style-name="L3">
              <text:list-item>
                <text:p>hardware captures checksum for each frame</text:p>
              </text:list-item>
              <text:list-item>
                <text:p>supported on all outputs and platforms</text:p>
              </text:list-item>
              <text:list-item>
                <text:p>CRCs can only compare entire frames</text:p>
              </text:list-item>
              <text:list-item>
                <text:p>construct reference frames for testing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display CRC tests</text:p>
          </draw:text-box>
        </draw:frame>
        <draw:frame presentation:style-name="pr4" draw:layer="layout" svg:width="25.199cm" svg:height="9.973cm" svg:x="1.4cm" svg:y="7.2cm" presentation:class="outline" presentation:user-transformed="true">
          <draw:text-box>
            <text:list text:style-name="L3">
              <text:list-item>
                <text:p>framebuffer compression, panel self-refresh</text:p>
              </text:list-item>
              <text:list-item>
                <text:p>placement of cursors, planes, sprites</text:p>
              </text:list-item>
              <text:list-item>
                <text:p>rotation and mirroring</text:p>
              </text:list-item>
              <text:list-item>
                <text:p>..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gpu hangman</text:p>
          </draw:text-box>
        </draw:frame>
        <draw:frame presentation:style-name="pr4" draw:layer="layout" svg:width="25.199cm" svg:height="9.973cm" svg:x="1.4cm" svg:y="7.5cm" presentation:class="outline" presentation:user-transformed="true">
          <draw:text-box>
            <text:list text:style-name="L3">
              <text:list-item>
                <text:p>injects fake hangs by stopping command submission</text:p>
              </text:list-item>
              <text:list-item>
                <text:p>2 years of fixing gpu reset bugs</text:p>
              </text:list-item>
              <text:list-item>
                <text:p>... and counting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future</text:p>
          </draw:text-box>
        </draw:frame>
        <draw:frame presentation:style-name="pr4" draw:layer="layout" svg:width="25.199cm" svg:height="9.973cm" svg:x="1.4cm" svg:y="7.5cm" presentation:class="outline" presentation:user-transformed="true">
          <draw:text-box>
            <text:list text:style-name="L3">
              <text:list-item>
                <text:p>output configuration injection</text:p>
              </text:list-item>
              <text:list-item>
                <text:p>better modesetting helpers</text:p>
              </text:list-item>
              <text:list-item>
                <text:p>... other drivers?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resources</text:p>
          </draw:text-box>
        </draw:frame>
        <draw:frame presentation:style-name="pr4" draw:text-style-name="P6" draw:layer="layout" svg:width="25.199cm" svg:height="9.973cm" svg:x="1.4cm" svg:y="7.5cm" presentation:class="outline" presentation:user-transformed="true">
          <draw:text-box>
            <text:list text:style-name="L3">
              <text:list-item>
                <text:p text:style-name="P6"><text:span text:style-name="T6">i-g-t: </text:span><text:span text:style-name="T6"><text:a xlink:href="http://cgit.freedesktop.org/xorg/app/intel-gpu-tools/" xlink:type="simple">http://cgit.freedesktop.org/xorg/app/intel-gpu-tools/</text:a></text:span></text:p>
              </text:list-item>
              <text:list-item>
                <text:p text:style-name="P6"><text:span text:style-name="T6">piglit: </text:span><text:span text:style-name="T6"><text:a xlink:href="http://piglit.freedesktop.org/" xlink:type="simple">http://piglit.freedesktop.org/</text:a></text:span></text:p>
              </text:list-item>
              <text:list-item>
                <text:p text:style-name="P6"><text:span text:style-name="T6">i-g-t overview: </text:span><text:span text:style-name="T6"><text:a xlink:href="http://blog.ffwll.ch/2013/09/more-drmi915-testsuite-infrastructure.html" xlink:type="simple">http://blog.ffwll.ch/2013/09/more-drmi915-testsuite-infrastructure.html</text:a></text:span></text:p>
              </text:list-item>
              <text:list-item>
                <text:p text:style-name="P6"><text:span text:style-name="T6">testing requirements: </text:span><text:span text:style-name="T6"><text:a xlink:href="http://blog.ffwll.ch/2013/11/testing-requirements-for-drmi915.html" xlink:type="simple">http://blog.ffwll.ch/2013/11/testing-requirements-for-drmi915.html</text:a></text:span></text:p>
                <text:p text:style-name="P6"><text:span text:style-name="T6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summary</text:p>
          </draw:text-box>
        </draw:frame>
        <draw:frame presentation:style-name="pr4" draw:layer="layout" svg:width="25.199cm" svg:height="9.973cm" svg:x="1.4cm" svg:y="7.5cm" presentation:class="outline" presentation:user-transformed="true">
          <draw:text-box>
            <text:list text:style-name="L3">
              <text:list-item>
                <text:p>testing is now an integral part for drm/i915</text:p>
              </text:list-item>
              <text:list-item>
                <text:p>good infrastructure is key for easy test case development</text:p>
              </text:list-item>
              <text:list-item>
                <text:p>testing techniques will be an on-going challenge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DejaVu Sans Condensed" style:font-size-asian="24pt" style:language-asian="zh" style:country-asian="CN" style:font-name-complex="DejaVu Sans Condensed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cfe7e5" draw:fill-gradient-name="Gradient_20_7" draw:fill-hatch-name="Hatching_20_1" draw:fill-image-name="Bitmape_20_1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size="18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size="20pt" fo:font-style="normal" fo:text-shadow="none" style:text-underline-style="none" fo:font-weight="normal" style:letter-kerning="true" style:font-name-asian="WenQuanYi Micro Hei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WenQuanYi Micro Hei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WenQuanYi Micro Hei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size="44pt" fo:font-style="normal" fo:text-shadow="none" style:text-underline-style="none" fo:font-weight="normal" style:letter-kerning="true" style:font-name-asian="WenQuanYi Micro Hei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2-02-02T15:38:20</meta:creation-date>
    <meta:editing-duration>P3DT1H1M18S</meta:editing-duration>
    <meta:editing-cycles>42</meta:editing-cycles>
    <meta:generator>LibreOffice/4.1.2.3$Linux_X86_64 LibreOffice_project/410$Build-3</meta:generator>
    <dc:date>2014-02-03T08:43:29.389007836</dc:date>
    <meta:document-statistic meta:object-count="114"/>
  </office:meta>
</office:document-meta>
</file>